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891cm"/>
    </style:style>
    <style:style style:name="co10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s1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100</text:p>
          </table:table-cell>
          <table:covered-table-cell table:number-columns-repeated="2" table:style-name="ce10"/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769" calcext:value-type="float">
            <text:p>7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924" calcext:value-type="float">
            <text:p>3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179" calcext:value-type="float">
            <text:p>317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689" calcext:value-type="float">
            <text:p>46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512" calcext:value-type="float">
            <text:p>5512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3824" calcext:value-type="float">
            <text:p>3824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90543" calcext:value-type="float">
            <text:p>905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1025" calcext:value-type="float">
            <text:p>10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1066" calcext:value-type="float">
            <text:p>10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904" calcext:value-type="float">
            <text:p>2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38" calcext:value-type="float">
            <text:p>28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409" calcext:value-type="float">
            <text:p>14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93" calcext:value-type="float">
            <text:p>12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72" calcext:value-type="float">
            <text:p>87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89" calcext:value-type="float">
            <text:p>88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229" calcext:value-type="float">
            <text:p>62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331" calcext:value-type="float">
            <text:p>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942" calcext:value-type="float">
            <text:p>294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439" calcext:value-type="float">
            <text:p>4439</text:p>
          </table:table-cell>
          <table:table-cell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6440" calcext:value-type="float">
            <text:p>6440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5202" calcext:value-type="float">
            <text:p>5202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989" calcext:value-type="float">
            <text:p>19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56" calcext:value-type="float">
            <text:p>35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432" calcext:value-type="float">
            <text:p>34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3160" calcext:value-type="float">
            <text:p>31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580" calcext:value-type="float">
            <text:p>2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21" calcext:value-type="float">
            <text:p>2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965" calcext:value-type="float">
            <text:p>296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84" calcext:value-type="float">
            <text:p>3184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table:formula="of:=SUM([.B3:.B41])" office:value-type="float" office:value="202304" calcext:value-type="float">
            <text:p>202304</text:p>
          </table:table-cell>
          <table:table-cell table:style-name="ce5" table:formula="of:=AVERAGE([.C3:.C41])" office:value-type="percentage" office:value="0.903415384615384" calcext:value-type="percentage">
            <text:p>90,34%</text:p>
          </table:table-cell>
          <table:table-cell table:style-name="ce1"/>
          <table:table-cell table:style-name="ce5"/>
          <table:table-cell table:style-name="ce1" table:number-columns-repeated="1015"/>
        </table:table-row>
      </table:table>
      <table:table table:name="samples2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7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Samples=200</text:p>
          </table:table-cell>
          <table:covered-table-cell table:number-columns-repeated="2" table:style-name="ce10"/>
          <table:covered-table-cell table:number-columns-repeated="2" table:style-name="ce14"/>
          <table:covered-table-cell table:number-columns-repeated="2" table:style-name="ce13"/>
          <table:covered-table-cell/>
          <table:covered-table-cell table:style-name="Default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office:value-type="string" calcext:value-type="string">
            <text:p>Mstart=100</text:p>
          </table:table-cell>
          <table:table-cell table:style-name="ce8" office:value-type="string" calcext:value-type="string">
            <text:p>Mstart=100 Rate</text:p>
          </table:table-cell>
          <table:table-cell table:style-name="ce8" office:value-type="string" calcext:value-type="string">
            <text:p>Centers=200</text:p>
          </table:table-cell>
          <table:table-cell table:style-name="ce8" office:value-type="string" calcext:value-type="string">
            <text:p>Centers=200Rate</text:p>
          </table:table-cell>
          <table:table-cell table:style-name="ce8" office:value-type="string" calcext:value-type="string">
            <text:p>Mstart=200</text:p>
          </table:table-cell>
          <table:table-cell table:style-name="ce8" office:value-type="string" calcext:value-type="string">
            <text:p>Mstart=200 Rate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70" calcext:value-type="float">
            <text:p>3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8" calcext:value-type="float">
            <text:p>4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3" calcext:value-type="float">
            <text:p>83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9" calcext:value-type="float">
            <text:p>88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0" calcext:value-type="float">
            <text:p>1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549" calcext:value-type="float">
            <text:p>3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8" calcext:value-type="float">
            <text:p>4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0" calcext:value-type="float">
            <text:p>93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61" calcext:value-type="float">
            <text:p>2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0" calcext:value-type="float">
            <text:p>37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1" calcext:value-type="float">
            <text:p>7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" calcext:value-type="float">
            <text:p>3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5" calcext:value-type="float">
            <text:p>38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9" calcext:value-type="float">
            <text:p>26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42" calcext:value-type="float">
            <text:p>4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4" calcext:value-type="float">
            <text:p>5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86" calcext:value-type="float">
            <text:p>10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3" calcext:value-type="float">
            <text:p>117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341" calcext:value-type="float">
            <text:p>734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56" calcext:value-type="float">
            <text:p>1265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4813" calcext:value-type="float">
            <text:p>1481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73700" calcext:value-type="float">
            <text:p>7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9" calcext:value-type="float">
            <text:p>1237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80" calcext:value-type="float">
            <text:p>24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24" calcext:value-type="float">
            <text:p>248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3" calcext:value-type="float">
            <text:p>1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4" calcext:value-type="float">
            <text:p>2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" calcext:value-type="float">
            <text:p>17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846" calcext:value-type="float">
            <text:p>8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9" calcext:value-type="float">
            <text:p>278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556" calcext:value-type="float">
            <text:p>2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1" calcext:value-type="float">
            <text:p>6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3" calcext:value-type="float">
            <text:p>7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353" calcext:value-type="float">
            <text:p>2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4" calcext:value-type="float">
            <text:p>6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7" calcext:value-type="float">
            <text:p>74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" calcext:value-type="float">
            <text:p>3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4" calcext:value-type="float">
            <text:p>3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6" calcext:value-type="float">
            <text:p>74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8" calcext:value-type="float">
            <text:p>29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15" calcext:value-type="float">
            <text:p>8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5" calcext:value-type="float">
            <text:p>18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7" calcext:value-type="float">
            <text:p>200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63" calcext:value-type="float">
            <text:p>86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921" calcext:value-type="float">
            <text:p>19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05" calcext:value-type="float">
            <text:p>2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398" calcext:value-type="float">
            <text:p>239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31" calcext:value-type="float">
            <text:p>31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736" calcext:value-type="float">
            <text:p>573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197" calcext:value-type="float">
            <text:p>619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890" calcext:value-type="float">
            <text:p>4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81" calcext:value-type="float">
            <text:p>16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63" calcext:value-type="float">
            <text:p>207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93" calcext:value-type="float">
            <text:p>1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6" calcext:value-type="float">
            <text:p>4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7" calcext:value-type="float">
            <text:p>49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9" calcext:value-type="float">
            <text:p>5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53" calcext:value-type="float">
            <text:p>57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3" calcext:value-type="float">
            <text:p>6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75" calcext:value-type="float">
            <text:p>7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37" calcext:value-type="float">
            <text:p>5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3" calcext:value-type="float">
            <text:p>8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84" calcext:value-type="float">
            <text:p>10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3371" calcext:value-type="float">
            <text:p>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4" calcext:value-type="float">
            <text:p>11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48" calcext:value-type="float">
            <text:p>1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31" calcext:value-type="float">
            <text:p>2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2860" calcext:value-type="float">
            <text:p>286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61" calcext:value-type="float">
            <text:p>20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22" calcext:value-type="float">
            <text:p>1232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0592" calcext:value-type="float">
            <text:p>405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97" calcext:value-type="float">
            <text:p>1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1" calcext:value-type="float">
            <text:p>4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2" calcext:value-type="float">
            <text:p>7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1" calcext:value-type="float">
            <text:p>7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11" calcext:value-type="float">
            <text:p>3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7" calcext:value-type="float">
            <text:p>7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9" calcext:value-type="float">
            <text:p>71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2" calcext:value-type="float">
            <text:p>3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87" calcext:value-type="float">
            <text:p>6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4" calcext:value-type="float">
            <text:p>66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060" calcext:value-type="float">
            <text:p>3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8" calcext:value-type="float">
            <text:p>8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5" calcext:value-type="float">
            <text:p>100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31" calcext:value-type="float">
            <text:p>8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95" calcext:value-type="float">
            <text:p>7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05" calcext:value-type="float">
            <text:p>17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26" calcext:value-type="float">
            <text:p>2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8" calcext:value-type="float">
            <text:p>3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08" calcext:value-type="float">
            <text:p>66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491" calcext:value-type="float">
            <text:p>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8" calcext:value-type="float">
            <text:p>59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8" calcext:value-type="float">
            <text:p>71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04" calcext:value-type="float">
            <text:p>38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1" calcext:value-type="float">
            <text:p>616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790" calcext:value-type="float">
            <text:p>77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47" calcext:value-type="float">
            <text:p>324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203" calcext:value-type="float">
            <text:p>420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6868" calcext:value-type="float">
            <text:p>686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501" calcext:value-type="float">
            <text:p>85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table:formula="of:=SUM([.B3:.B39])" office:value-type="float" office:value="160540" calcext:value-type="float">
            <text:p>160540</text:p>
          </table:table-cell>
          <table:table-cell table:style-name="ce5" table:formula="of:=AVERAGE([.C3:.C39])" office:value-type="percentage" office:value="0.952251351351351" calcext:value-type="percentage">
            <text:p>95,23%</text:p>
          </table:table-cell>
          <table:table-cell table:style-name="ce1" table:formula="of:=SUM([.D3:.D39])" office:value-type="float" office:value="281454" calcext:value-type="float">
            <text:p>281454</text:p>
          </table:table-cell>
          <table:table-cell table:style-name="ce5" table:formula="of:=AVERAGE([.E3:.E39])" office:value-type="percentage" office:value="0.933332432432433" calcext:value-type="percentage">
            <text:p>93,33%</text:p>
          </table:table-cell>
          <table:table-cell table:style-name="ce1" table:formula="of:=SUM([.F3:.F39])" office:value-type="float" office:value="472234" calcext:value-type="float">
            <text:p>472234</text:p>
          </table:table-cell>
          <table:table-cell table:style-name="ce5" table:formula="of:=AVERAGE([.G3:.G39])" office:value-type="percentage" office:value="0.982886486486487" calcext:value-type="percentage">
            <text:p>98,29%</text:p>
          </table:table-cell>
          <table:table-cell table:style-name="ce1" table:formula="of:=SUM([.H3:.H39])" office:value-type="float" office:value="562038" calcext:value-type="float">
            <text:p>562038</text:p>
          </table:table-cell>
          <table:table-cell table:style-name="ce5" table:formula="of:=AVERAGE([.I3:.I39])" office:value-type="percentage" office:value="0.986486486486487" calcext:value-type="percentage">
            <text:p>98,65%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table:formula="of:=([.H40]-[.F40])/598191" office:value-type="percentage" office:value="0.150125963112116" calcext:value-type="percentage">
            <text:p>15,01%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 table:formula="of:=([.D40]-[.B40])/[.D40]" office:value-type="percentage" office:value="0.429604837735474" calcext:value-type="percentage">
            <text:p>42,96%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samples4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400</text:p>
          </table:table-cell>
          <table:covered-table-cell table:number-columns-repeated="2" table:style-name="ce10"/>
          <table:covered-table-cell table:style-name="ce13"/>
          <table:covered-table-cell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185" calcext:value-type="float">
            <text:p>318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246" calcext:value-type="float">
            <text:p>32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663" calcext:value-type="float">
            <text:p>2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364" calcext:value-type="float">
            <text:p>136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50" calcext:value-type="float">
            <text:p>18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876" calcext:value-type="float">
            <text:p>3876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47663" calcext:value-type="float">
            <text:p>47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829" calcext:value-type="float">
            <text:p>82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298" calcext:value-type="float">
            <text:p>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419" calcext:value-type="float">
            <text:p>241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344" calcext:value-type="float">
            <text:p>134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738" calcext:value-type="float">
            <text:p>738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769" calcext:value-type="float">
            <text:p>769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180" calcext:value-type="float">
            <text:p>218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063" calcext:value-type="float">
            <text:p>30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757" calcext:value-type="float">
            <text:p>175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675" calcext:value-type="float">
            <text:p>167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915" calcext:value-type="float">
            <text:p>191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040" calcext:value-type="float">
            <text:p>304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21" calcext:value-type="float">
            <text:p>302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1778" calcext:value-type="float">
            <text:p>17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130" calcext:value-type="float">
            <text:p>213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46" calcext:value-type="float">
            <text:p>19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489" calcext:value-type="float">
            <text:p>24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22" calcext:value-type="float">
            <text:p>3122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SUM([.B3:.B41])" office:value-type="float" office:value="121407" calcext:value-type="float">
            <text:p>121407</text:p>
          </table:table-cell>
          <table:table-cell table:style-name="ce5" table:formula="of:=AVERAGE([.C3:.C41])" office:value-type="percentage" office:value="0.901707692307692" calcext:value-type="percentage">
            <text:p>90,17%</text:p>
          </table:table-cell>
          <table:table-cell table:style-name="ce1"/>
          <table:table-cell/>
        </table:table-row>
      </table:table>
      <table:table table:name="NewRate" table:style-name="ta1">
        <table:table-column table:style-name="co8" table:number-columns-repeated="2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8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1" table:number-columns-repeated="4" table:default-cell-style-name="Default"/>
        <table:table-row table:style-name="ro2">
          <table:table-cell table:style-name="ce21" office:value-type="string" calcext:value-type="string" table:number-columns-spanned="6" table:number-rows-spanned="1">
            <text:p>Centers=100</text:p>
          </table:table-cell>
          <table:covered-table-cell table:number-columns-repeated="2" table:style-name="ce18"/>
          <table:covered-table-cell table:number-columns-repeated="3" table:style-name="ce13"/>
          <table:table-cell table:style-name="ce13" table:number-columns-repeated="2"/>
          <table:table-cell table:style-name="ce17" table:number-columns-spanned="9" table:number-rows-spanned="1"/>
          <table:covered-table-cell table:number-columns-repeated="2" table:style-name="ce18"/>
          <table:covered-table-cell table:number-columns-repeated="6" table:style-name="ce13"/>
        </table:table-row>
        <table:table-row table:style-name="ro3">
          <table:table-cell/>
          <table:table-cell table:style-name="ce19" office:value-type="string" calcext:value-type="string">
            <text:p>Samples=100</text:p>
          </table:table-cell>
          <table:table-cell table:style-name="ce19" office:value-type="string" calcext:value-type="string">
            <text:p>Samples=100Rate</text:p>
          </table:table-cell>
          <table:table-cell table:style-name="ce19" office:value-type="string" calcext:value-type="string">
            <text:p>Samples=200</text:p>
          </table:table-cell>
          <table:table-cell table:style-name="ce19" office:value-type="string" calcext:value-type="string">
            <text:p>Samples=200Rate</text:p>
          </table:table-cell>
          <table:table-cell table:style-name="ce19" table:number-columns-repeated="3"/>
          <table:table-cell/>
          <table:table-cell table:style-name="ce19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073" calcext:value-type="float">
            <text:p>40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6" calcext:value-type="float">
            <text:p>388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2" calcext:value-type="float">
            <text:p>78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4046" calcext:value-type="float">
            <text:p>40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64" calcext:value-type="float">
            <text:p>38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346" calcext:value-type="float">
            <text:p>33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99" calcext:value-type="float">
            <text:p>16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3" calcext:value-type="float">
            <text:p>162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7" calcext:value-type="float">
            <text:p>22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434" calcext:value-type="float">
            <text:p>44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43" calcext:value-type="float">
            <text:p>404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3084" calcext:value-type="float">
            <text:p>3084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819" calcext:value-type="float">
            <text:p>1819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cm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26726" calcext:value-type="float">
            <text:p>26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80" calcext:value-type="float">
            <text:p>1798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ffpower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71" calcext:value-type="float">
            <text:p>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" calcext:value-type="float">
            <text:p>33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139" calcext:value-type="float">
            <text:p>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" calcext:value-type="float">
            <text:p>10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4" calcext:value-type="float">
            <text:p>2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2" calcext:value-type="float">
            <text:p>252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564" calcext:value-type="float">
            <text:p>15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45" calcext:value-type="float">
            <text:p>2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" calcext:value-type="float">
            <text:p>1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337" calcext:value-type="float">
            <text:p>1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5" calcext:value-type="float">
            <text:p>127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911" calcext:value-type="float">
            <text:p>91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77" calcext:value-type="float">
            <text:p>777</text:p>
          </table:table-cell>
          <table:table-cell office:value-type="percentage" office:value="0.8333" calcext:value-type="percentage">
            <text:p>83,33%</text:p>
          </table:table-cell>
          <table:table-cell office:value-type="string" calcext:value-type="string">
            <text:p>gkls3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939" calcext:value-type="float">
            <text:p>93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96" calcext:value-type="float">
            <text:p>796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gkls3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812" calcext:value-type="float">
            <text:p>281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684" calcext:value-type="float">
            <text:p>2684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griewank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1812" calcext:value-type="float">
            <text:p>18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" calcext:value-type="float">
            <text:p>1152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griewank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10" calcext:value-type="float">
            <text:p>22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3" calcext:value-type="float">
            <text:p>199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9" calcext:value-type="float">
            <text:p>236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" calcext:value-type="float">
            <text:p>71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752" calcext:value-type="float">
            <text:p>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621" calcext:value-type="float">
            <text:p>1621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tential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16" calcext:value-type="float">
            <text:p>20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7" calcext:value-type="float">
            <text:p>191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20" calcext:value-type="float">
            <text:p>35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16" calcext:value-type="float">
            <text:p>311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15" calcext:value-type="float">
            <text:p>3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13" calcext:value-type="float">
            <text:p>311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586" calcext:value-type="float">
            <text:p>35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7" calcext:value-type="float">
            <text:p>32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2121" calcext:value-type="float">
            <text:p>2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4" calcext:value-type="float">
            <text:p>162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546" calcext:value-type="float">
            <text:p>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" calcext:value-type="float">
            <text:p>3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u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186" calcext:value-type="float">
            <text:p>21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test2n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648" calcext:value-type="float">
            <text:p>264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300" calcext:value-type="float">
            <text:p>2300</text:p>
          </table:table-cell>
          <table:table-cell office:value-type="percentage" office:value="0.8333" calcext:value-type="percentage">
            <text:p>83,33%</text:p>
          </table:table-cell>
          <table:table-cell office:value-type="string" calcext:value-type="string">
            <text:p>test2n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469" calcext:value-type="float">
            <text:p>246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173" calcext:value-type="float">
            <text:p>2173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test2n7</text:p>
          </table:table-cell>
          <table:table-cell table:number-columns-repeated="11"/>
        </table:table-row>
        <table:table-row table:style-name="ro2">
          <table:table-cell table:style-name="ce1"/>
          <table:table-cell table:style-name="ce1" table:formula="of:=SUM([.B3:.B39])" office:value-type="float" office:value="103198" calcext:value-type="float">
            <text:p>103198</text:p>
          </table:table-cell>
          <table:table-cell table:style-name="ce5" table:formula="of:=AVERAGE([.C3:.C39])" office:value-type="percentage" office:value="0.947748648648649" calcext:value-type="percentage">
            <text:p>94,77%</text:p>
          </table:table-cell>
          <table:table-cell table:style-name="ce1" table:formula="of:=SUM([.D3:.D39])" office:value-type="float" office:value="84067" calcext:value-type="float">
            <text:p>84067</text:p>
          </table:table-cell>
          <table:table-cell table:style-name="ce5" table:formula="of:=AVERAGE([.E3:.E39])" office:value-type="percentage" office:value="0.93062972972973" calcext:value-type="percentage">
            <text:p>93,06%</text:p>
          </table:table-cell>
          <table:table-cell table:style-name="ce5" table:number-columns-repeated="3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te=1.5 * MinDistance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0:58:40.07535461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09:34:51.340131893</meta:creation-date>
    <dc:date>2021-02-23T18:54:56.595375786</dc:date>
    <meta:editing-duration>P2DT23H50M50S</meta:editing-duration>
    <meta:editing-cycles>607</meta:editing-cycles>
    <meta:generator>LibreOffice/7.0.4.2$Linux_X86_64 LibreOffice_project/00$Build-2</meta:generator>
    <meta:document-statistic meta:table-count="4" meta:cell-count="828" meta:object-count="0"/>
  </office:meta>
</office:document-meta>
</file>